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margin-bottom="0in" fo:line-height="100%"/>
    </style:style>
    <style:style style:name="T2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3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4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5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6" style:parent-style-name="Основнойшрифтабзаца" style:family="text">
      <style:text-properties style:font-name="Times New Roman" style:font-name-complex="Times New Roman" fo:font-weight="bold" style:font-weight-asian="bold" fo:color="#4F81BD" fo:font-size="16pt" style:font-size-asian="16pt" style:font-size-complex="16pt" fo:language="en" fo:country="US"/>
    </style:style>
    <style:style style:name="P7" style:parent-style-name="Обычный" style:family="paragraph">
      <style:paragraph-properties fo:margin-bottom="0in" fo:line-height="100%"/>
      <style:text-properties style:font-name="Times New Roman" style:font-name-complex="Times New Roman" fo:font-weight="bold" style:font-weight-asian="bold" fo:color="#31849B" fo:font-size="16pt" style:font-size-asian="16pt" style:font-size-complex="16pt"/>
    </style:style>
    <style:style style:name="P8" style:parent-style-name="Обычный" style:family="paragraph">
      <style:paragraph-properties fo:text-align="justify" fo:margin-bottom="0in" fo:line-height="100%" fo:background-color="#EEECE1"/>
      <style:text-properties style:font-name="Times New Roman" style:font-name-complex="Times New Roman" fo:font-size="14pt" style:font-size-asian="14pt" style:font-size-complex="14pt"/>
    </style:style>
    <style:style style:name="P9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0" style:parent-style-name="Обычный" style:family="paragraph">
      <style:paragraph-properties fo:margin-bottom="0in" fo:line-height="100%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6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5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6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4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55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8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79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8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8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09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1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27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28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29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30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31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32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13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45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-complex="Times New Roman" fo:font-size="12pt" style:font-size-asian="12pt" style:font-size-complex="12pt" fo:language="en" fo:country="US"/>
    </style:style>
    <style:style style:name="P146" style:parent-style-name="Обычный" style:family="paragraph">
      <style:paragraph-properties fo:break-before="page"/>
      <style:text-properties style:font-name-complex="Times New Roman" fo:font-size="12pt" style:font-size-asian="12pt" style:font-size-complex="12pt" fo:language="en" fo:country="US"/>
    </style:style>
    <style:style style:name="T147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48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49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50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151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52" style:parent-style-name="Основнойшрифтабзаца" style:family="text">
      <style:text-properties style:font-name="Times New Roman" style:font-name-complex="Times New Roman" fo:color="#4F81BD" fo:font-size="16pt" style:font-size-asian="16pt" style:font-size-complex="16pt" fo:language="en" fo:country="US"/>
    </style:style>
    <style:style style:name="P153" style:parent-style-name="Обычный" style:family="paragraph">
      <style:paragraph-properties fo:text-align="justify" fo:margin-bottom="0in" fo:line-height="100%" fo:background-color="#EEECE1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54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55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60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61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1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64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65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16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7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71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72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17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7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1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92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19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00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01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20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0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0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1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11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12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21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15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16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17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18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19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20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2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2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29" style:parent-style-name="Обычный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C0C0C0" fo:font-size="12pt" style:font-size-asian="12pt" style:font-size-complex="12pt" fo:language="en" fo:country="US" style:language-asian="ru" style:country-asian="RU"/>
    </style:style>
    <style:style style:name="P230" style:parent-style-name="Обычный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1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232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233" style:parent-style-name="Основнойшрифтабзаца" style:family="text">
      <style:text-properties style:font-name="Times New Roman" style:font-name-complex="Times New Roman" fo:color="#4F81BD" fo:font-size="16pt" style:font-size-asian="16pt" style:font-size-complex="16pt" fo:language="en" fo:country="US"/>
    </style:style>
    <style:style style:name="P234" style:parent-style-name="Обычный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C0C0C0" fo:font-size="12pt" style:font-size-asian="12pt" style:font-size-complex="12pt" style:language-asian="ru" style:country-asian="RU"/>
    </style:style>
    <style:style style:name="P235" style:parent-style-name="Обычный" style:family="paragraph">
      <style:paragraph-properties fo:text-align="justify" fo:margin-bottom="0in" fo:line-height="100%" fo:background-color="#EEECE1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6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37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2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2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42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43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2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4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5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5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5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54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55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25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5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5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60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61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26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6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6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6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6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7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7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72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73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27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7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8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8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8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8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8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8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8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9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9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92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93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94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29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9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0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02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03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3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0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0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09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310" style:parent-style-name="Основнойшрифтабзаца" style:family="text">
      <style:text-properties style:font-name="Times New Roman" style:font-name-complex="Times New Roman" fo:color="#4F81BD" fo:font-size="16pt" style:font-size-asian="16pt" style:font-size-complex="16pt" fo:language="en" fo:country="US"/>
    </style:style>
    <style:style style:name="P311" style:parent-style-name="Обычный" style:family="paragraph">
      <style:paragraph-properties fo:text-align="justify" fo:margin-bottom="0in" fo:line-height="100%" fo:background-color="#EEECE1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12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13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3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3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P317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18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3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21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22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3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25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26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3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3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3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35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36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3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3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4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4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4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46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47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48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34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5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5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55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56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35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6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6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6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6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6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6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67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T368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369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370" style:parent-style-name="Основнойшрифтабзаца" style:family="text">
      <style:text-properties style:font-name="Times New Roman" style:font-name-complex="Times New Roman" fo:color="#4F81BD" fo:font-size="16pt" style:font-size-asian="16pt" style:font-size-complex="16pt" fo:language="en" fo:country="US"/>
    </style:style>
    <style:style style:name="P371" style:parent-style-name="Обычный" style:family="paragraph">
      <style:paragraph-properties fo:text-align="justify" fo:margin-bottom="0in" fo:line-height="100%" fo:background-color="#EEECE1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72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73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3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3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3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78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379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3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84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85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38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89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90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39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9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9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9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9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9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9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9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9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00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401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0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0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0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0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09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410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1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1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1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1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2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2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2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2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2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25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T426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427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428" style:parent-style-name="Основнойшрифтабзаца" style:family="text">
      <style:text-properties style:font-name="Times New Roman" style:font-name-complex="Times New Roman" fo:color="#4F81BD" fo:font-size="16pt" style:font-size-asian="16pt" style:font-size-complex="16pt"/>
    </style:style>
    <style:style style:name="P429" style:parent-style-name="Обычный" style:family="paragraph">
      <style:paragraph-properties fo:text-align="justify" fo:margin-bottom="0in" fo:line-height="100%" fo:background-color="#EEECE1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30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31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4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4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P435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36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3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39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440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4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4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43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444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4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4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4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4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51" style:parent-style-name="Обычный" style:family="paragraph">
      <style:paragraph-properties fo:text-align="justify" fo:margin-bottom="0in" fo:line-height="100%" fo:margin-left="0.4916in" fo:background-color="#EEECE1">
        <style:tab-stops>
          <style:tab-stop style:type="left" style:position="2.2062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452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5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5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5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6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61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462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6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6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6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6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6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6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70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471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472" style:parent-style-name="Основнойшрифтабзаца" style:family="text">
      <style:text-properties style:font-name="Times New Roman" style:font-name-complex="Times New Roman" fo:color="#4F81BD" fo:font-size="16pt" style:font-size-asian="16pt" style:font-size-complex="16pt"/>
    </style:style>
    <style:style style:name="P473" style:parent-style-name="Обычный" style:family="paragraph">
      <style:paragraph-properties fo:text-align="justify" fo:margin-bottom="0in" fo:line-height="100%" fo:background-color="#EEECE1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74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75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4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4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P479" style:parent-style-name="Обычный" style:family="paragraph">
      <style:text-properties style:language-asian="ru" style:country-asian="RU"/>
    </style:style>
    <style:style style:name="P480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8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83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484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8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8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87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488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8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9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9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9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9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9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95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496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4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9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0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0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0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0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0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0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0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1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11" style:parent-style-name="Обычный" style:family="paragraph">
      <style:text-properties fo:language="en" fo:country="US"/>
    </style:style>
    <style:style style:name="T512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513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514" style:parent-style-name="Основнойшрифтабзаца" style:family="text">
      <style:text-properties style:font-name="Times New Roman" style:font-name-complex="Times New Roman" fo:color="#4F81BD" fo:font-size="16pt" style:font-size-asian="16pt" style:font-size-complex="16pt"/>
    </style:style>
    <style:style style:name="P515" style:parent-style-name="Обычный" style:family="paragraph">
      <style:paragraph-properties fo:text-align="justify" fo:margin-bottom="0in" fo:line-height="100%" fo:background-color="#EEECE1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16" style:parent-style-name="Обычный" style:family="paragraph">
      <style:text-properties style:language-asian="ru" style:country-asian="RU"/>
    </style:style>
    <style:style style:name="T5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5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5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P520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5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2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23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524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5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2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27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528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5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3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3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3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3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3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3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39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540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54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4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4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4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4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5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5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5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5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5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5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5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57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558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5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6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6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66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567" style:parent-style-name="Основнойшрифтабзаца" style:family="text">
      <style:text-properties style:font-name="Times New Roman" style:font-name-complex="Times New Roman" fo:color="#4F81BD" fo:font-size="16pt" style:font-size-asian="16pt" style:font-size-complex="16pt"/>
    </style:style>
    <style:style style:name="P568" style:parent-style-name="Обычный" style:family="paragraph">
      <style:paragraph-properties fo:text-align="justify" fo:margin-bottom="0in" fo:line-height="100%" fo:background-color="#EEECE1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69" style:parent-style-name="Обычный" style:family="paragraph">
      <style:text-properties style:language-asian="ru" style:country-asian="RU"/>
    </style:style>
    <style:style style:name="T5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5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5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P573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57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7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76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577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57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7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80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581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58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8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8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8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8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8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8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8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9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92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593" style:parent-style-name="Обычный" style:family="paragraph">
      <style:paragraph-properties fo:text-align="justify" fo:margin-bottom="0in" fo:line-height="100%" fo:margin-left="0.4916in" fo:background-color="#EEECE1">
        <style:tab-stops/>
      </style:paragraph-properties>
    </style:style>
    <style:style style:name="T5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0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0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0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0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0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0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0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0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Класс</text:span><text:span text:style-name="T3"><text:s/>библиотеки</text:span><text:span text:style-name="T4">:</text:span><text:span text:style-name="T5"><text:s/></text:span><text:span text:style-name="T6">gentickets</text:span></text:p>
      <text:p text:style-name="P7"/>
      <text:p text:style-name="P8">Генерирует экзаменационные билеты.</text:p>
      <text:p text:style-name="P9"/>
      <text:p text:style-name="P10"><text:span text:style-name="T11">Функции</text:span><text:span text:style-name="T12"><text:s/></text:span><text:span text:style-name="T13">public</text:span><text:span text:style-name="T14">:</text:span></text:p>
      <text:p text:style-name="P15"/>
      <text:p text:style-name="P16"><text:bookmark-start text:name="_GoBack"/><text:bookmark-end text:name="_GoBack"/><text:span text:style-name="T17">void</text:span><text:span text:style-name="T18"><text:s/></text:span><text:span text:style-name="T19">setConnection</text:span><text:span text:style-name="T20">(</text:span><text:span text:style-name="T21">QSqlDatabase</text:span><text:span text:style-name="T22"><text:s/></text:span><text:span text:style-name="T23">openedDB</text:span><text:span text:style-name="T24">) – метод для передачи подключения к базе в библиотеку.</text:span></text:p>
      <text:p text:style-name="P25"/>
      <text:p text:style-name="P26"><text:span text:style-name="T27">int</text:span><text:span text:style-name="T28"><text:s/></text:span><text:span text:style-name="T29">loadQuestionsList</text:span><text:span text:style-name="T30">(</text:span><text:span text:style-name="T31">int</text:span><text:span text:style-name="T32"><text:s/></text:span><text:span text:style-name="T33">questListID</text:span><text:span text:style-name="T34">,<text:s/></text:span><text:span text:style-name="T35">QString</text:span><text:span text:style-name="T36"><text:s/></text:span><text:span text:style-name="T37">filename</text:span><text:span text:style-name="T38">) –<text:s/></text:span><text:span text:style-name="T39">метод</text:span><text:span text:style-name="T40"><text:s/></text:span><text:span text:style-name="T41">для</text:span><text:span text:style-name="T42"><text:s/></text:span><text:span text:style-name="T43">загрузки</text:span><text:span text:style-name="T44"><text:s/></text:span><text:span text:style-name="T45">вопросов</text:span><text:span text:style-name="T46"><text:s/></text:span><text:span text:style-name="T47">в</text:span><text:span text:style-name="T48"><text:s/></text:span><text:span text:style-name="T49">список</text:span><text:span text:style-name="T50">.<text:s/></text:span><text:span text:style-name="T51">questListID</text:span><text:span text:style-name="T52"><text:s/>-<text:s/></text:span><text:span text:style-name="T53">айди списка в который загружается вопрос<text:s/></text:span></text:p>
      <text:p text:style-name="P54"/>
      <text:p text:style-name="P55"><text:span text:style-name="T56">int</text:span><text:span text:style-name="T57"><text:s/></text:span><text:span text:style-name="T58">generateTickets</text:span><text:span text:style-name="T59">(</text:span><text:span text:style-name="T60">QString</text:span><text:span text:style-name="T61"><text:s/></text:span><text:span text:style-name="T62">ticketsListID</text:span><text:span text:style-name="T63">)-<text:s/></text:span><text:span text:style-name="T64">метод</text:span><text:span text:style-name="T65"><text:s/></text:span><text:span text:style-name="T66">для</text:span><text:span text:style-name="T67"><text:s/></text:span><text:span text:style-name="T68">генерации</text:span><text:span text:style-name="T69"><text:s/></text:span><text:span text:style-name="T70">экзаменационных</text:span><text:span text:style-name="T71"><text:s/></text:span><text:span text:style-name="T72">билетов</text:span><text:span text:style-name="T73">.</text:span><text:span text:style-name="T74"><text:s/></text:span><text:span text:style-name="T75">ticketsListID</text:span><text:span text:style-name="T76"><text:s/></text:span><text:span text:style-name="T77">–айди списка билетов</text:span></text:p>
      <text:p text:style-name="P78"/>
      <text:p text:style-name="P79"><text:span text:style-name="T80">void</text:span><text:span text:style-name="T81"><text:s/></text:span><text:span text:style-name="T82">createOutputFile</text:span><text:span text:style-name="T83">(</text:span><text:span text:style-name="T84">QString</text:span><text:span text:style-name="T85"><text:s/></text:span><text:span text:style-name="T86">ticketsListID</text:span><text:span text:style-name="T87">,<text:s/></text:span><text:span text:style-name="T88">QString</text:span><text:span text:style-name="T89"><text:s/></text:span><text:span text:style-name="T90">filename</text:span><text:span text:style-name="T91">) –<text:s/></text:span><text:span text:style-name="T92">метод</text:span><text:span text:style-name="T93"><text:s/></text:span><text:span text:style-name="T94">для</text:span><text:span text:style-name="T95"><text:s/></text:span><text:span text:style-name="T96">сохранения</text:span><text:span text:style-name="T97"><text:s/></text:span><text:span text:style-name="T98">экзаменационных</text:span><text:span text:style-name="T99"><text:s/></text:span><text:span text:style-name="T100">билетов</text:span><text:span text:style-name="T101"><text:s/></text:span><text:span text:style-name="T102">в</text:span><text:span text:style-name="T103"><text:s/></text:span><text:span text:style-name="T104">формате</text:span><text:span text:style-name="T105"><text:s/>.</text:span><text:span text:style-name="T106">odt</text:span><text:span text:style-name="T107">.</text:span></text:p>
      <text:p text:style-name="P108"/>
      <text:p text:style-name="P109"><text:span text:style-name="T110">QVector</text:span><text:span text:style-name="T111">&lt;</text:span><text:span text:style-name="T112">QDomElement</text:span><text:span text:style-name="T113">&gt;</text:span><text:span text:style-name="T114"><text:tab/></text:span><text:span text:style-name="T115">tickets</text:span><text:span text:style-name="T116">(</text:span><text:span text:style-name="T117">QDomDocument</text:span><text:span text:style-name="T118">&amp;<text:s/></text:span><text:span text:style-name="T119">domDoc</text:span><text:span text:style-name="T120">,<text:s/></text:span><text:span text:style-name="T121">QString</text:span><text:span text:style-name="T122"><text:s/></text:span><text:span text:style-name="T123">ticketsIdForGenerating</text:span><text:span text:style-name="T124">) – метод для создания<text:s/></text:span><text:span text:style-name="T125">xml</text:span><text:span text:style-name="T126"><text:s/>файла, заполненного данными из базы.</text:span></text:p>
      <text:p text:style-name="P127"/>
      <text:p text:style-name="P128">QDomElement<text:tab/>makeElement(QDomDocument&amp; domDoc,</text:p>
      <text:p text:style-name="P129"><text:tab/><text:tab/><text:tab/><text:s text:c="3"/>const QString&amp; strName,</text:p>
      <text:p text:style-name="P130"><text:s text:c="26"/>const QString&amp; strAttr = QString::null,</text:p>
      <text:p text:style-name="P131"><text:s text:c="26"/>const QString&amp; strText = QString::null</text:p>
      <text:p text:style-name="P132"><text:span text:style-name="T133"><text:s text:c="43"/></text:span><text:span text:style-name="T134"><text:tab/>); <text:s/>–<text:s/></text:span><text:span text:style-name="T135">метод</text:span><text:span text:style-name="T136">,<text:s/></text:span><text:span text:style-name="T137">формирующий</text:span><text:span text:style-name="T138"><text:s/></text:span><text:span text:style-name="T139">элементы</text:span><text:span text:style-name="T140"><text:s/></text:span><text:span text:style-name="T141">xml</text:span><text:span text:style-name="T142"><text:s/></text:span><text:span text:style-name="T143">файла</text:span><text:span text:style-name="T144">.</text:span></text:p>
      <text:p text:style-name="P145"/>
      <text:p text:style-name="P146"/>
      <text:soft-page-break/>
      <text:p text:style-name="Обычный"><text:span text:style-name="T147">Класс</text:span><text:span text:style-name="T148"><text:s/></text:span><text:span text:style-name="T149">приложения</text:span><text:span text:style-name="T150">:</text:span><text:span text:style-name="T151"><text:s/></text:span><text:span text:style-name="T152">abstractForm</text:span></text:p>
      <text:p text:style-name="P153">Класс родитель для различных форм</text:p>
      <text:p text:style-name="P154"/>
      <text:p text:style-name="P155"><text:span text:style-name="T156">Функции</text:span><text:span text:style-name="T157"><text:s/></text:span><text:span text:style-name="T158">public</text:span><text:span text:style-name="T159">:</text:span></text:p>
      <text:p text:style-name="P160"/>
      <text:p text:style-name="P161"><text:span text:style-name="T162">AbstractForm</text:span><text:span text:style-name="T163">(); конструктор</text:span></text:p>
      <text:p text:style-name="P164"/>
      <text:p text:style-name="P165"><text:span text:style-name="T166">~</text:span><text:span text:style-name="T167">AbstractForm</text:span><text:span text:style-name="T168">();<text:s/></text:span><text:span text:style-name="T169">де</text:span><text:span text:style-name="T170">структор</text:span></text:p>
      <text:p text:style-name="P171"/>
      <text:p text:style-name="P172"><text:span text:style-name="T173"><text:s text:c="8"/></text:span><text:span text:style-name="T174">void</text:span><text:span text:style-name="T175"><text:s/></text:span><text:span text:style-name="T176"><text:s text:c="2"/></text:span><text:span text:style-name="T177">setTable</text:span><text:span text:style-name="T178">(</text:span><text:span text:style-name="T179">const</text:span><text:span text:style-name="T180"><text:s/></text:span><text:span text:style-name="T181">QString</text:span><text:span text:style-name="T182"><text:s/></text:span><text:span text:style-name="T183">tableName</text:span><text:span text:style-name="T184">);<text:s/></text:span><text:span text:style-name="T185">установка</text:span><text:span text:style-name="T186"><text:s/></text:span><text:span text:style-name="T187">модели</text:span><text:span text:style-name="T188"><text:s/></text:span><text:span text:style-name="T189">таблицы</text:span><text:span text:style-name="T190"><text:s/></text:span></text:p>
      <text:p text:style-name="P191"/>
      <text:p text:style-name="P192"><text:span text:style-name="T193"><text:s text:c="8"/></text:span><text:span text:style-name="T194">void</text:span><text:span text:style-name="T195"><text:s text:c="2"/></text:span><text:span text:style-name="T196"><text:s/></text:span><text:span text:style-name="T197">setTableHeaders</text:span><text:span text:style-name="T198">(); <text:s/></text:span><text:span text:style-name="T199">установка названий заголовков</text:span></text:p>
      <text:p text:style-name="P200"/>
      <text:p text:style-name="P201"><text:span text:style-name="T202"><text:s text:c="8"/></text:span><text:span text:style-name="T203">void</text:span><text:span text:style-name="T204"><text:s/></text:span><text:span text:style-name="T205">setMainForm</text:span><text:span text:style-name="T206">(</text:span><text:span text:style-name="T207">mainForm</text:span><text:span text:style-name="T208">*<text:s/></text:span><text:span text:style-name="T209">main</text:span><text:span text:style-name="T210">); устанавливает указатель на главную форму</text:span></text:p>
      <text:p text:style-name="P211"><text:s text:c="8"/></text:p>
      <text:p text:style-name="P212"><text:span text:style-name="T213"><text:s text:c="4"/></text:span><text:span text:style-name="T214">public slots:</text:span></text:p>
      <text:p text:style-name="P215"/>
      <text:p text:style-name="P216"><text:s text:c="8"/>void insertButtonReact(); добавление в таблицу</text:p>
      <text:p text:style-name="P217"/>
      <text:p text:style-name="P218"><text:s text:c="8"/>void removeButtonReact(); удаление из таблицы</text:p>
      <text:p text:style-name="P219"/>
      <text:p text:style-name="P220"><text:span text:style-name="T221">virtual void<text:s/></text:span><text:span text:style-name="T222">setConnection</text:span><text:span text:style-name="T223">(QSqlDatabase openedDB);<text:s/></text:span><text:span text:style-name="T224">коннект</text:span><text:span text:style-name="T225"><text:s/></text:span><text:span text:style-name="T226">к</text:span><text:span text:style-name="T227"><text:s/></text:span><text:span text:style-name="T228">базе</text:span></text:p>
      <text:p text:style-name="P229"/>
      <text:p text:style-name="P230"><text:span text:style-name="T231">Класс приложения:</text:span><text:span text:style-name="T232"><text:s/></text:span><text:span text:style-name="T233">depform</text:span></text:p>
      <text:p text:style-name="P234"/>
      <text:p text:style-name="P235">Класс<text:s/>наследник, отвечающий за форму кафедра</text:p>
      <text:p text:style-name="P236"/>
      <text:p text:style-name="P237"><text:span text:style-name="T238">Функции</text:span><text:span text:style-name="T239"><text:s/></text:span><text:span text:style-name="T240">public</text:span><text:span text:style-name="T241">:</text:span></text:p>
      <text:p text:style-name="P242"/>
      <text:p text:style-name="P243"><text:span text:style-name="T244">explicit</text:span><text:span text:style-name="T245"><text:s/></text:span><text:span text:style-name="T246">depForm</text:span><text:span text:style-name="T247">(</text:span><text:span text:style-name="T248">QWidget</text:span><text:span text:style-name="T249"><text:s/>*</text:span><text:span text:style-name="T250">parent</text:span><text:span text:style-name="T251"><text:s/>= 0);</text:span><text:span text:style-name="T252"><text:s/></text:span><text:span text:style-name="T253">конструктор</text:span></text:p>
      <text:p text:style-name="P254"/>
      <text:p text:style-name="P255"><text:span text:style-name="T256"><text:s text:c="4"/>~</text:span><text:span text:style-name="T257">depForm</text:span><text:span text:style-name="T258">();<text:s/></text:span><text:span text:style-name="T259">деструктор</text:span></text:p>
      <text:p text:style-name="P260"/>
      <text:p text:style-name="P261"><text:span text:style-name="T262"><text:s text:c="5"/></text:span><text:span text:style-name="T263">void</text:span><text:span text:style-name="T264"><text:s/></text:span><text:span text:style-name="T265">setTableHeaders</text:span><text:span text:style-name="T266">();</text:span><text:span text:style-name="T267">установка</text:span><text:span text:style-name="T268"><text:s/></text:span><text:span text:style-name="T269">названий</text:span><text:span text:style-name="T270"><text:s/></text:span><text:span text:style-name="T271">заголовков</text:span></text:p>
      <text:p text:style-name="P272"/>
      <text:p text:style-name="P273"><text:span text:style-name="T274"><text:s text:c="5"/></text:span><text:span text:style-name="T275">void</text:span><text:span text:style-name="T276"><text:s/></text:span><text:span text:style-name="T277">closeEvent</text:span><text:span text:style-name="T278">(</text:span><text:span text:style-name="T279">QCloseEvent</text:span><text:span text:style-name="T280">*<text:s/></text:span><text:span text:style-name="T281">ev</text:span><text:span text:style-name="T282">);</text:span><text:span text:style-name="T283"><text:s/></text:span><text:span text:style-name="T284">делает</text:span><text:span text:style-name="T285"><text:s/></text:span><text:span text:style-name="T286">главную</text:span><text:span text:style-name="T287"><text:s/></text:span><text:span text:style-name="T288">форму</text:span><text:span text:style-name="T289"><text:s/></text:span><text:span text:style-name="T290">неактивной</text:span><text:span text:style-name="T291"><text:s/></text:span></text:p>
      <text:p text:style-name="P292"/>
      <text:p text:style-name="P293">private slots:</text:p>
      <text:p text:style-name="P294"><text:span text:style-name="T295"><text:s text:c="4"/>void insertButtonReact();</text:span><text:span text:style-name="T296"><text:s/></text:span><text:span text:style-name="T297">добавление</text:span><text:span text:style-name="T298"><text:s/></text:span><text:span text:style-name="T299">в</text:span><text:span text:style-name="T300"><text:s/></text:span><text:span text:style-name="T301">таблицу</text:span></text:p>
      <text:p text:style-name="P302"/>
      <text:p text:style-name="P303"><text:span text:style-name="T304"><text:s text:c="4"/>void</text:span><text:span text:style-name="T305"><text:s/></text:span><text:span text:style-name="T306">removeButtonReact</text:span><text:span text:style-name="T307">();</text:span><text:span text:style-name="T308"><text:s/>удаление из таблицы</text:span></text:p>
      <text:p text:style-name="Обычный"/>
      <text:p text:style-name="Обычный"><text:span text:style-name="T309">Класс приложения:</text:span><text:s/><text:span text:style-name="T310">discform</text:span></text:p>
      <text:p text:style-name="P311">Класс<text:s/>наследник, отвечающий за форму дисциплин</text:p>
      <text:p text:style-name="P312"/>
      <text:p text:style-name="P313"><text:span text:style-name="T314">Функции</text:span><text:span text:style-name="T315"><text:s/></text:span><text:span text:style-name="T316">public:</text:span></text:p>
      <text:p text:style-name="P317"/>
      <text:p text:style-name="P318"><text:span text:style-name="T319">explicit discForm(QWidget *parent = 0);<text:s/></text:span><text:span text:style-name="T320">конструктор</text:span></text:p>
      <text:p text:style-name="P321"/>
      <text:p text:style-name="P322"><text:span text:style-name="T323"><text:s text:c="4"/>~discForm();</text:span><text:span text:style-name="T324">деструктор</text:span></text:p>
      <text:p text:style-name="P325"/>
      <text:p text:style-name="P326"><text:span text:style-name="T327"><text:s text:c="4"/>void</text:span><text:span text:style-name="T328"><text:s/></text:span><text:span text:style-name="T329">setTableHeaders();</text:span><text:span text:style-name="T330">установка</text:span><text:span text:style-name="T331"><text:s/></text:span><text:span text:style-name="T332">названий</text:span><text:span text:style-name="T333"><text:s/></text:span><text:span text:style-name="T334">заголовков</text:span></text:p>
      <text:p text:style-name="P335"/>
      <text:p text:style-name="P336"><text:span text:style-name="T337"><text:s text:c="4"/>void closeEvent(QCloseEvent *ev);<text:s/></text:span><text:span text:style-name="T338">делает</text:span><text:span text:style-name="T339"><text:s/></text:span><text:span text:style-name="T340">главную</text:span><text:span text:style-name="T341"><text:s/></text:span><text:span text:style-name="T342">форму</text:span><text:span text:style-name="T343"><text:s/></text:span><text:span text:style-name="T344">неактивной</text:span><text:span text:style-name="T345"><text:s/></text:span></text:p>
      <text:p text:style-name="P346"/>
      <text:p text:style-name="P347">private slots:</text:p>
      <text:p text:style-name="P348"><text:span text:style-name="T349"><text:s text:c="4"/>void <text:s/>insertButtonReact();</text:span><text:span text:style-name="T350">добавление</text:span><text:span text:style-name="T351"><text:s/></text:span><text:span text:style-name="T352">в</text:span><text:span text:style-name="T353"><text:s/></text:span><text:span text:style-name="T354">таблицу</text:span></text:p>
      <text:p text:style-name="P355"/>
      <text:p text:style-name="P356"><text:span text:style-name="T357"><text:s text:c="4"/></text:span><text:span text:style-name="T358">void</text:span><text:span text:style-name="T359"><text:s text:c="2"/></text:span><text:span text:style-name="T360">removeButtonReact</text:span><text:span text:style-name="T361">();</text:span><text:span text:style-name="T362">удаление</text:span><text:span text:style-name="T363"><text:s/></text:span><text:span text:style-name="T364">из</text:span><text:span text:style-name="T365"><text:s/></text:span><text:span text:style-name="T366">таблицы</text:span></text:p>
      <text:p text:style-name="P367"/>
      <text:p text:style-name="Обычный"><text:span text:style-name="T368">Класс приложения:</text:span><text:span text:style-name="T369"><text:s/></text:span><text:span text:style-name="T370">mainform</text:span></text:p>
      <text:p text:style-name="P371">Класс<text:s/>наследник, отвечающий за главную форму</text:p>
      <text:p text:style-name="P372"/>
      <text:p text:style-name="P373"><text:span text:style-name="T374">Функции</text:span><text:span text:style-name="T375"><text:s/></text:span><text:span text:style-name="T376">public</text:span><text:span text:style-name="T377">:</text:span></text:p>
      <text:p text:style-name="P378"/>
      <text:p text:style-name="P379"><text:span text:style-name="T380"><text:s text:c="8"/></text:span><text:span text:style-name="T381">explicit mainForm(QWidget *parent = 0);</text:span><text:span text:style-name="T382"><text:s/></text:span><text:span text:style-name="T383">конструктор</text:span></text:p>
      <text:p text:style-name="P384"/>
      <text:p text:style-name="P385"><text:span text:style-name="T386"><text:s text:c="8"/>~mainForm();</text:span><text:span text:style-name="T387"><text:s/></text:span><text:span text:style-name="T388">деструктор</text:span></text:p>
      <text:p text:style-name="P389"/>
      <text:p text:style-name="P390"><text:span text:style-name="T391"><text:s text:c="8"/>void</text:span><text:span text:style-name="T392"><text:s text:c="2"/></text:span><text:span text:style-name="T393">setTable</text:span><text:span text:style-name="T394">();</text:span><text:span text:style-name="T395">установка</text:span><text:span text:style-name="T396"><text:s/></text:span><text:span text:style-name="T397">модели</text:span><text:span text:style-name="T398"><text:s/></text:span><text:span text:style-name="T399">таблицы</text:span></text:p>
      <text:p text:style-name="P400"/>
      <text:p text:style-name="P401"><text:span text:style-name="T402"><text:s text:c="8"/></text:span><text:span text:style-name="T403">void</text:span><text:span text:style-name="T404"><text:s/></text:span><text:span text:style-name="T405">fillTicketsGeneratingCmBox</text:span><text:span text:style-name="T406">();</text:span><text:span text:style-name="T407"><text:s/>з</text:span><text:span text:style-name="T408">аполняет комбобокс, в котором выбирается список билетов для генерации</text:span></text:p>
      <text:p text:style-name="P409"/>
      <text:p text:style-name="P410"><text:span text:style-name="T411"><text:s text:c="8"/></text:span><text:span text:style-name="T412">void</text:span><text:span text:style-name="T413"><text:s text:c="3"/></text:span><text:span text:style-name="T414">closeEvent</text:span><text:span text:style-name="T415">(</text:span><text:span text:style-name="T416">QCloseEvent</text:span><text:span text:style-name="T417">*);</text:span><text:span text:style-name="T418"><text:s/>делает</text:span><text:span text:style-name="T419"><text:s/></text:span><text:span text:style-name="T420">главную</text:span><text:span text:style-name="T421"><text:s/></text:span><text:span text:style-name="T422">форму</text:span><text:span text:style-name="T423"><text:s/></text:span><text:span text:style-name="T424">неактивной</text:span></text:p>
      <text:p text:style-name="P425"><text:s text:c="7"/></text:p>
      <text:p text:style-name="Обычный"/>
      <text:p text:style-name="Обычный"><text:span text:style-name="T426">Класс приложения:</text:span><text:span text:style-name="T427"><text:s/></text:span><text:span text:style-name="T428">questionsDefiningForm</text:span></text:p>
      <text:p text:style-name="P429">Класс<text:s/>наследник, отвечающий за форму добавления вопросов</text:p>
      <text:p text:style-name="P430"/>
      <text:p text:style-name="P431"><text:span text:style-name="T432">Функции</text:span><text:span text:style-name="T433"><text:s/></text:span><text:span text:style-name="T434">public:</text:span></text:p>
      <text:p text:style-name="P435"/>
      <text:p text:style-name="P436"><text:span text:style-name="T437">explicit questionsDefiningForm(QWidget *parent = 0);<text:s/></text:span><text:span text:style-name="T438">конструктор</text:span></text:p>
      <text:p text:style-name="P439"/>
      <text:p text:style-name="P440"><text:span text:style-name="T441"><text:s text:c="4"/>~questionsDefiningForm();<text:s/></text:span><text:span text:style-name="T442">деструктор</text:span></text:p>
      <text:p text:style-name="P443"/>
      <text:p text:style-name="P444"><text:span text:style-name="T445"><text:s text:c="4"/>void <text:s/>setTableHeaders();</text:span><text:span text:style-name="T446">установка</text:span><text:span text:style-name="T447"><text:s/></text:span><text:span text:style-name="T448">названий</text:span><text:span text:style-name="T449"><text:s/></text:span><text:span text:style-name="T450">заголовков</text:span></text:p>
      <text:p text:style-name="P451"><text:tab/></text:p>
      <text:p text:style-name="P452"><text:span text:style-name="T453"><text:s text:c="4"/>void <text:s/>closeEvent(QCloseEvent* ev);<text:s/></text:span><text:span text:style-name="T454">делает</text:span><text:span text:style-name="T455"><text:s/></text:span><text:span text:style-name="T456">главную</text:span><text:span text:style-name="T457"><text:s/></text:span><text:span text:style-name="T458">форму</text:span><text:span text:style-name="T459"><text:s/></text:span><text:span text:style-name="T460">неактивной</text:span></text:p>
      <text:p text:style-name="P461"/>
      <text:p text:style-name="P462"><text:span text:style-name="T463"><text:s text:c="4"/></text:span><text:span text:style-name="T464">void</text:span><text:span text:style-name="T465"><text:s text:c="2"/></text:span><text:span text:style-name="T466">fillTicketsListCmBox</text:span><text:span text:style-name="T467">();</text:span><text:span text:style-name="T468">з</text:span><text:span text:style-name="T469">аполняет комбобокс, в котором выбирается список билетов для генерации</text:span></text:p>
      <text:p text:style-name="Обычный"/>
      <text:soft-page-break/>
      <text:p text:style-name="Обычный"><text:span text:style-name="T470">Класс приложения:</text:span><text:span text:style-name="T471"><text:s/></text:span><text:span text:style-name="T472">questionsListForm</text:span></text:p>
      <text:p text:style-name="P473">Класс<text:s/>наследник, отвечающий за форму списка вопросов</text:p>
      <text:p text:style-name="P474"/>
      <text:p text:style-name="P475"><text:span text:style-name="T476">Функции</text:span><text:span text:style-name="T477"><text:s/></text:span><text:span text:style-name="T478">public:</text:span></text:p>
      <text:p text:style-name="P479"/>
      <text:p text:style-name="P480"><text:span text:style-name="T481">explicit <text:s text:c="2"/>questionsListForm(QWidget *parent = 0);</text:span><text:span text:style-name="T482">конструктор</text:span></text:p>
      <text:p text:style-name="P483"/>
      <text:p text:style-name="P484"><text:span text:style-name="T485"><text:s/>~questionsListForm();<text:s/></text:span><text:span text:style-name="T486">деструктор</text:span></text:p>
      <text:p text:style-name="P487"/>
      <text:p text:style-name="P488"><text:span text:style-name="T489"><text:s text:c="4"/>void <text:s/>setTableHeaders();</text:span><text:span text:style-name="T490">установка</text:span><text:span text:style-name="T491"><text:s/></text:span><text:span text:style-name="T492">названий</text:span><text:span text:style-name="T493"><text:s/></text:span><text:span text:style-name="T494">заголовков</text:span></text:p>
      <text:p text:style-name="P495"/>
      <text:p text:style-name="P496"><text:span text:style-name="T497"><text:s text:c="4"/></text:span><text:span text:style-name="T498">void</text:span><text:span text:style-name="T499"><text:s text:c="2"/></text:span><text:span text:style-name="T500">closeEvent</text:span><text:span text:style-name="T501">(</text:span><text:span text:style-name="T502">QCloseEvent</text:span><text:span text:style-name="T503"><text:s/>*);<text:s/></text:span><text:span text:style-name="T504">делает</text:span><text:span text:style-name="T505"><text:s/></text:span><text:span text:style-name="T506">главную</text:span><text:span text:style-name="T507"><text:s/></text:span><text:span text:style-name="T508">форму</text:span><text:span text:style-name="T509"><text:s/></text:span><text:span text:style-name="T510">неактивной</text:span></text:p>
      <text:p text:style-name="P511"/>
      <text:p text:style-name="Обычный"><text:span text:style-name="T512">Класс приложения:</text:span><text:span text:style-name="T513"><text:s/></text:span><text:span text:style-name="T514">questionsLoadingForm</text:span></text:p>
      <text:p text:style-name="P515">Класс<text:s/>наследник, отвечающий за форму загрузки вопросов</text:p>
      <text:p text:style-name="P516"/>
      <text:p text:style-name="Обычный"><text:span text:style-name="T517">Функции</text:span><text:span text:style-name="T518"><text:s/></text:span><text:span text:style-name="T519">public:</text:span></text:p>
      <text:p text:style-name="P520"><text:span text:style-name="T521">explicit questionsLoadingForm(QWidget *parent = 0);<text:s/></text:span><text:span text:style-name="T522">конструктор</text:span></text:p>
      <text:p text:style-name="P523"/>
      <text:p text:style-name="P524"><text:span text:style-name="T525"><text:s text:c="4"/>~questionsLoadingForm();<text:s/></text:span><text:span text:style-name="T526">деструктор</text:span></text:p>
      <text:p text:style-name="P527"/>
      <text:p text:style-name="P528"><text:span text:style-name="T529"><text:s text:c="4"/></text:span><text:span text:style-name="T530">void</text:span><text:span text:style-name="T531"><text:s text:c="3"/></text:span><text:span text:style-name="T532">setTableHeaders</text:span><text:span text:style-name="T533">();</text:span><text:span text:style-name="T534">установка</text:span><text:span text:style-name="T535"><text:s/></text:span><text:span text:style-name="T536">названий</text:span><text:span text:style-name="T537"><text:s/></text:span><text:span text:style-name="T538">заголовков</text:span></text:p>
      <text:p text:style-name="P539"/>
      <text:p text:style-name="P540"><text:span text:style-name="T541"><text:s text:c="4"/></text:span><text:span text:style-name="T542">void</text:span><text:span text:style-name="T543"><text:s text:c="3"/></text:span><text:span text:style-name="T544">closeEvent</text:span><text:span text:style-name="T545">(</text:span><text:span text:style-name="T546">QCloseEvent</text:span><text:span text:style-name="T547">*</text:span><text:span text:style-name="T548">ev</text:span><text:span text:style-name="T549">);<text:s/></text:span><text:span text:style-name="T550">делает</text:span><text:span text:style-name="T551"><text:s/></text:span><text:span text:style-name="T552">главную</text:span><text:span text:style-name="T553"><text:s/></text:span><text:span text:style-name="T554">форму</text:span><text:span text:style-name="T555"><text:s/></text:span><text:span text:style-name="T556">неактивной</text:span></text:p>
      <text:p text:style-name="P557"/>
      <text:p text:style-name="P558"><text:span text:style-name="T559"><text:s text:c="4"/></text:span><text:span text:style-name="T560">void</text:span><text:span text:style-name="T561"><text:s text:c="3"/></text:span><text:span text:style-name="T562">fillQuestListCmBox</text:span><text:span text:style-name="T563">();</text:span><text:span text:style-name="T564">з</text:span><text:span text:style-name="T565">аполняет комбобокс, в котором выбирается список билетов для генерации</text:span></text:p>
      <text:p text:style-name="Обычный"/>
      <text:p text:style-name="Обычный"><text:span text:style-name="T566">Класс приложения:</text:span><text:span text:style-name="T567"><text:s/>ticketsListForm</text:span></text:p>
      <text:p text:style-name="P568">Класс<text:s/>наследник, отвечающий за форму списка билетов</text:p>
      <text:p text:style-name="P569"/>
      <text:p text:style-name="Обычный"><text:span text:style-name="T570">Функции</text:span><text:span text:style-name="T571"><text:s/></text:span><text:span text:style-name="T572">public:</text:span></text:p>
      <text:p text:style-name="P573"><text:span text:style-name="T574">explicit ticketsListForm(QWidget *parent = 0);<text:s/></text:span><text:span text:style-name="T575">конструктор</text:span></text:p>
      <text:p text:style-name="P576"/>
      <text:p text:style-name="P577"><text:span text:style-name="T578"><text:s text:c="4"/>~ticketsListForm();<text:s/></text:span><text:span text:style-name="T579">деструктор</text:span></text:p>
      <text:p text:style-name="P580"/>
      <text:p text:style-name="P581"><text:span text:style-name="T582"><text:s text:c="4"/></text:span><text:span text:style-name="T583">void</text:span><text:span text:style-name="T584"><text:s text:c="3"/></text:span><text:span text:style-name="T585">setTableHeaders</text:span><text:span text:style-name="T586">();</text:span><text:span text:style-name="T587">установка</text:span><text:span text:style-name="T588"><text:s/></text:span><text:span text:style-name="T589">названий</text:span><text:span text:style-name="T590"><text:s/></text:span><text:span text:style-name="T591">заголовков</text:span></text:p>
      <text:p text:style-name="P592"/>
      <text:p text:style-name="P593"><text:span text:style-name="T594"><text:s text:c="4"/></text:span><text:span text:style-name="T595">void</text:span><text:span text:style-name="T596"><text:s text:c="3"/></text:span><text:span text:style-name="T597">closeEvent</text:span><text:span text:style-name="T598">(</text:span><text:span text:style-name="T599">QCloseEvent</text:span><text:span text:style-name="T600">*</text:span><text:span text:style-name="T601">ev</text:span><text:span text:style-name="T602">);<text:s/></text:span><text:span text:style-name="T603">делает</text:span><text:span text:style-name="T604"><text:s/></text:span><text:span text:style-name="T605">главную</text:span><text:span text:style-name="T606"><text:s/></text:span><text:span text:style-name="T607">форму</text:span><text:span text:style-name="T608"><text:s/></text:span><text:span text:style-name="T609">неактивной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СтандартныйHTML" style:display-name="Стандартный HTML" style:family="paragraph" style:parent-style-name="Обычный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13in" fo:padding-left="0.8409in" fo:padding-bottom="0.1513in" fo:padding-right="0.25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Верхнийколонтитул"/>
      </style:header>
      <style:footer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Bublik</meta:initial-creator>
    <dc:creator>RePack by SPecialiST</dc:creator>
    <meta:creation-date>2016-04-22T01:43:00Z</meta:creation-date>
    <dc:date>2016-04-22T01:43:00Z</dc:date>
    <meta:template xlink:href="Normal.dotm" xlink:type="simple"/>
    <meta:editing-cycles>2</meta:editing-cycles>
    <meta:editing-duration>PT60S</meta:editing-duration>
    <meta:document-statistic meta:page-count="4" meta:paragraph-count="8" meta:word-count="664" meta:character-count="4446" meta:row-count="31" meta:non-whitespace-character-count="3790"/>
  </office:meta>
</office:document-meta>
</file>